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24929DF398AC294AFB1.png" manifest:media-type="image/png"/>
  <manifest:file-entry manifest:full-path="Pictures/10000201000000A70000007580E043732BB72D4F.png" manifest:media-type="image/png"/>
  <manifest:file-entry manifest:full-path="Pictures/100002710000114300000C18A8525ECB9ED24D2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ato Semibold" svg:font-family="'Lato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73cf" draw:marker-start-width="0.321cm" draw:marker-end="Arrow_20_concave" draw:marker-end-width="0.421cm" draw:fill="solid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0073cf" draw:marker-start="" draw:marker-start-width="0.321cm" draw:marker-end="Arrow_20_concave" draw:marker-end-width="0.421cm" draw:fill="solid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top" draw:auto-grow-height="false" fo:min-height="3.272cm" fo:min-width="2.17cm" fo:padding-top="0.142cm" fo:padding-bottom="0.142cm" fo:padding-left="0.267cm" fo:padding-right="0.267cm"/>
      <style:paragraph-properties style:writing-mode="lr-tb"/>
    </style:style>
    <style:style style:name="gr4" style:family="graphic" style:parent-style-name="Object_20_with_20_no_20_fill_20_and_20_no_20_line">
      <style:graphic-properties draw:stroke="none" draw:stroke-dash="Dot" draw:fill="none" draw:textarea-horizontal-align="center" draw:textarea-vertical-align="middle" draw:color-mode="standard" draw:luminance="0%" draw:contrast="0%" draw:gamma="100%" draw:red="0%" draw:green="0%" draw:blue="0%" fo:clip="rect(0.122cm, 1.596cm, 0.248cm, 1.595cm)" draw:image-opacity="100%" style:mirror="none"/>
    </style:style>
    <style:style style:name="gr5" style:family="graphic" style:parent-style-name="standard">
      <style:graphic-properties draw:stroke="solid" draw:stroke-dash="Dot" svg:stroke-width="0.053cm" svg:stroke-color="#0073cf" draw:marker-start-width="0.279cm" draw:marker-end-width="0.279cm" draw:fill="none" draw:fill-color="#ffffff" draw:textarea-horizontal-align="justify" draw:textarea-vertical-align="middle" draw:auto-grow-height="false" fo:min-height="0.478cm" fo:min-width="1.879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478cm" fo:min-width="1.498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478cm" fo:min-width="1.879cm" fo:padding-top="0.142cm" fo:padding-bottom="0.142cm" fo:padding-left="0.267cm" fo:padding-right="0.267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margin-top="0cm" fo:margin-bottom="0cm" fo:text-align="center" style:writing-mode="lr-tb"/>
      <style:text-properties fo:color="#000000" fo:font-size="14pt" style:font-size-asian="12pt" style:font-size-complex="12pt"/>
    </style:style>
    <style:style style:name="P3" style:family="paragraph">
      <loext:graphic-properties draw:fill="solid" draw:fill-color="#ffffff"/>
      <style:paragraph-properties fo:margin-top="0cm" fo:margin-bottom="0cm" fo:text-align="center" style:writing-mode="lr-tb"/>
      <style:text-properties fo:color="#000000" fo:font-size="14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  <style:text-properties fo:color="#000000" fo:font-size="12pt" fo:font-weight="bold" style:font-size-asian="12pt" style:font-size-complex="12pt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000000" fo:font-size="12pt" fo:font-weight="bold" style:font-size-asian="12pt" style:font-size-complex="12pt"/>
    </style:style>
    <style:style style:name="P7" style:family="paragraph">
      <style:paragraph-properties fo:text-align="center" style:writing-mode="lr-tb"/>
      <style:text-properties fo:color="#000000" style:font-name="Liberation Sans1" fo:font-size="12pt" style:font-size-asian="12pt" style:font-size-complex="12pt"/>
    </style:style>
    <style:style style:name="P8" style:family="paragraph">
      <loext:graphic-properties draw:fill="solid" draw:fill-color="#ffffff"/>
      <style:paragraph-properties fo:text-align="center" style:writing-mode="lr-tb"/>
      <style:text-properties fo:color="#000000" style:font-name="Liberation Sans1" fo:font-size="12pt" style:font-size-asian="12pt" style:font-size-complex="12pt"/>
    </style:style>
    <style:style style:name="P9" style:family="paragraph">
      <style:paragraph-properties fo:text-align="center" style:writing-mode="lr-tb"/>
      <style:text-properties fo:color="#000000" fo:font-size="12pt" style:font-size-asian="12pt" style:font-size-complex="12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000000" fo:font-size="12pt" style:font-size-asian="12pt" style:font-size-complex="12pt"/>
    </style:style>
    <style:style style:name="P11" style:family="paragraph">
      <style:paragraph-properties fo:text-align="center"/>
    </style:style>
    <style:style style:name="P12" style:family="paragraph">
      <style:text-properties fo:font-size="14pt" fo:font-weight="bold"/>
    </style:style>
    <style:style style:name="P13" style:family="paragraph">
      <loext:graphic-properties draw:fill="none" draw:fill-color="#ffffff"/>
      <style:text-properties fo:font-size="14pt" fo:font-weight="bold"/>
    </style:style>
    <style:style style:name="T1" style:family="text">
      <style:text-properties fo:color="#000000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89cm" svg:y1="8.366cm" svg:x2="12.43cm" svg:y2="6.715cm">
          <text:p/>
        </draw:line>
        <draw:line draw:style-name="gr2" draw:text-style-name="P1" draw:layer="layout" svg:x1="19.415cm" svg:y1="4.267cm" svg:x2="14.97cm" svg:y2="5.537cm">
          <text:p/>
        </draw:line>
        <draw:custom-shape draw:style-name="gr3" draw:text-style-name="P3" draw:layer="layout" svg:width="2.704cm" svg:height="3.556cm" svg:x="4.9cm" svg:y="2.905cm">
          <text:p text:style-name="P2"><text:span text:style-name="T1">Agent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0.866cm" svg:height="1.906cm" svg:x="5.826cm" svg:y="3.54cm">
          <draw:image xlink:href="Pictures/100002710000114300000C18A8525ECB9ED24D27.svg" xlink:type="simple" xlink:show="embed" xlink:actuate="onLoad" loext:mime-type="image/svg+xml">
            <text:p/>
          </draw:image>
          <draw:image xlink:href="Pictures/10000201000000A70000007580E043732BB72D4F.png" xlink:type="simple" xlink:show="embed" xlink:actuate="onLoad" loext:mime-type="image/png"/>
        </draw:frame>
        <draw:custom-shape draw:style-name="gr5" draw:text-style-name="P6" draw:layer="layout" svg:width="2.413cm" svg:height="0.762cm" svg:x="5.064cm" svg:y="5.491cm">
          <text:p text:style-name="P5"><text:span text:style-name="T1">Repu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2.032cm" svg:height="0.762cm" svg:x="16.994cm" svg:y="4.599cm">
          <text:p text:style-name="P7"><text:span text:style-name="T1">Re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704cm" svg:height="3.556cm" svg:x="20.05cm" svg:y="2.905cm">
          <text:p text:style-name="P2"><text:span text:style-name="T1">Agent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0.866cm" svg:height="1.906cm" svg:x="20.976cm" svg:y="3.54cm">
          <draw:image xlink:href="Pictures/100002710000114300000C18A8525ECB9ED24D27.svg" xlink:type="simple" xlink:show="embed" xlink:actuate="onLoad" loext:mime-type="image/svg+xml">
            <text:p/>
          </draw:image>
          <draw:image xlink:href="Pictures/10000201000000A70000007580E043732BB72D4F.png" xlink:type="simple" xlink:show="embed" xlink:actuate="onLoad" loext:mime-type="image/png"/>
        </draw:frame>
        <draw:custom-shape draw:style-name="gr7" draw:text-style-name="P10" draw:layer="layout" svg:width="2.413cm" svg:height="0.762cm" svg:x="20.214cm" svg:y="5.491cm">
          <text:p text:style-name="P9"><text:span text:style-name="T1">Repu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704cm" svg:height="3.556cm" svg:x="19.124cm" svg:y="7.35cm">
          <text:p text:style-name="P2"><text:span text:style-name="T1">Agent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0.866cm" svg:height="1.906cm" svg:x="20.05cm" svg:y="7.985cm">
          <draw:image xlink:href="Pictures/100002710000114300000C18A8525ECB9ED24D27.svg" xlink:type="simple" xlink:show="embed" xlink:actuate="onLoad" loext:mime-type="image/svg+xml">
            <text:p/>
          </draw:image>
          <draw:image xlink:href="Pictures/10000201000000A70000007580E043732BB72D4F.png" xlink:type="simple" xlink:show="embed" xlink:actuate="onLoad" loext:mime-type="image/png"/>
        </draw:frame>
        <draw:custom-shape draw:style-name="gr7" draw:text-style-name="P10" draw:layer="layout" svg:width="2.413cm" svg:height="0.762cm" svg:x="19.288cm" svg:y="9.936cm">
          <text:p text:style-name="P9"><text:span text:style-name="T1">Repu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704cm" svg:height="3.556cm" svg:x="13.7cm" svg:y="8.874cm">
          <text:p text:style-name="P2"><text:span text:style-name="T1">Agent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0.866cm" svg:height="1.906cm" svg:x="14.626cm" svg:y="9.509cm">
          <draw:image xlink:href="Pictures/100002710000114300000C18A8525ECB9ED24D27.svg" xlink:type="simple" xlink:show="embed" xlink:actuate="onLoad" loext:mime-type="image/svg+xml">
            <text:p/>
          </draw:image>
          <draw:image xlink:href="Pictures/10000201000000A70000007580E043732BB72D4F.png" xlink:type="simple" xlink:show="embed" xlink:actuate="onLoad" loext:mime-type="image/png"/>
        </draw:frame>
        <draw:custom-shape draw:style-name="gr7" draw:text-style-name="P10" draw:layer="layout" svg:width="2.413cm" svg:height="0.762cm" svg:x="13.864cm" svg:y="11.46cm">
          <text:p text:style-name="P9"><text:span text:style-name="T1">Repu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704cm" svg:height="3.556cm" svg:x="6.842cm" svg:y="8.112cm">
          <text:p text:style-name="P2"><text:span text:style-name="T1">Agent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0.866cm" svg:height="1.906cm" svg:x="7.768cm" svg:y="8.747cm">
          <draw:image xlink:href="Pictures/100002710000114300000C18A8525ECB9ED24D27.svg" xlink:type="simple" xlink:show="embed" xlink:actuate="onLoad" loext:mime-type="image/svg+xml">
            <text:p/>
          </draw:image>
          <draw:image xlink:href="Pictures/10000201000000A70000007580E043732BB72D4F.png" xlink:type="simple" xlink:show="embed" xlink:actuate="onLoad" loext:mime-type="image/png"/>
        </draw:frame>
        <draw:custom-shape draw:style-name="gr7" draw:text-style-name="P10" draw:layer="layout" svg:width="2.413cm" svg:height="0.762cm" svg:x="7.006cm" svg:y="10.698cm">
          <text:p text:style-name="P9"><text:span text:style-name="T1">Repu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7.858cm" svg:y1="4.556cm" svg:x2="12.049cm" svg:y2="5.445cm">
          <text:p/>
        </draw:line>
        <draw:frame draw:style-name="gr8" draw:text-style-name="P11" draw:layer="layout" svg:width="2.362cm" svg:height="2.159cm" svg:x="12.354cm" svg:y="4.683cm">
          <draw:image xlink:href="Pictures/10000201000002800000024929DF398AC294AFB1.png" xlink:type="simple" xlink:show="embed" xlink:actuate="onLoad" loext:mime-type="image/png">
            <text:p/>
          </draw:image>
        </draw:frame>
        <draw:line draw:style-name="gr1" draw:text-style-name="P1" draw:layer="layout" svg:x1="15.097cm" svg:y1="4.845cm" svg:x2="19.669cm" svg:y2="3.575cm">
          <text:p/>
        </draw:line>
        <draw:line draw:style-name="gr2" draw:text-style-name="P1" draw:layer="layout" svg:x1="12.176cm" svg:y1="6.207cm" svg:x2="9.636cm" svg:y2="7.858cm">
          <text:p/>
        </draw:line>
        <draw:frame draw:style-name="gr9" draw:text-style-name="P13" draw:layer="layout" svg:width="2.513cm" svg:height="0.806cm" svg:x="6.461cm" svg:y="1.889cm">
          <draw:text-box>
            <text:p text:style-name="P12">Provider</text:p>
          </draw:text-box>
        </draw:frame>
        <draw:frame draw:style-name="gr10" draw:text-style-name="P13" draw:layer="layout" svg:width="5.231cm" svg:height="0.806cm" svg:x="19.01cm" svg:y="1.889cm">
          <draw:text-box>
            <text:p text:style-name="P12">Consumer &amp; Rater</text:p>
          </draw:text-box>
        </draw:frame>
        <draw:frame draw:style-name="gr9" draw:text-style-name="P13" draw:layer="layout" svg:width="2.365cm" svg:height="0.806cm" svg:x="11.868cm" svg:y="3.75cm">
          <draw:text-box>
            <text:p text:style-name="P12">Content</text:p>
          </draw:text-box>
        </draw:frame>
        <draw:frame draw:style-name="gr9" draw:text-style-name="P13" draw:layer="layout" svg:width="2.945cm" svg:height="0.806cm" svg:x="8.112cm" svg:y="11.795cm">
          <draw:text-box>
            <text:p text:style-name="P12">Consume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ato Semibold" svg:font-family="'Lato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5T08:49:06.544399182</meta:creation-date>
    <dc:date>2021-08-05T13:59:23.200627192</dc:date>
    <meta:editing-duration>PT3H15M57S</meta:editing-duration>
    <meta:editing-cycles>2</meta:editing-cycles>
    <meta:generator>LibreOffice/6.4.7.2$Linux_X86_64 LibreOffice_project/40$Build-2</meta:generator>
    <meta:document-statistic meta:object-count="26"/>
  </office:meta>
</office:document-meta>
</file>